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margin-left="1.3646in" fo:margin-right="0in" fo:text-indent="-1.3646in" style:auto-text-indent="false">
        <style:tab-stops>
          <style:tab-stop style:position="1.1709in"/>
        </style:tab-stops>
      </style:paragraph-properties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54447808" text:id="ct154447808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154448400" text:id="ct154448400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54448248" text:id="ct154448248">
          <text:insertion>
            <office:change-info>
              <dc:creator>Luc Saffre</dc:creator>
              <dc:date>2012-07-20T13:44:00</dc:date>
            </office:change-info>
          </text:insertion>
        </text:changed-region>
        <text:changed-region xml:id="ct154448568" text:id="ct154448568">
          <text:insertion>
            <office:change-info>
              <dc:creator>Luc Saffre</dc:creator>
              <dc:date>2012-07-20T21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lient: <text:tab/><text:change-start text:change-id="ct154447808"/>self.person.address(', ')<text:change-end text:change-id="ct154447808"/></text:p>
      <text:p text:style-name="Standard">Sozialarbeiter: <text:change-start text:change-id="ct154448400"/>self.user<text:change-end text:change-id="ct154448400"/></text:p>
      <text:p text:style-name="Standard">ZDSS: <text:change-start text:change-id="ct154448248"/>self.ticket<text:change-end text:change-id="ct154448248"/> / <text:change-start text:change-id="ct154448568"/>self.sent<text:change-end text:change-id="ct154448568"/></text:p>
      <text:h text:style-name="Heading_20_2" text:outline-level="2">Resultate</text:h>
      <text:p text:style-name="Text_20_body">foo<office:annotation><dc:creator>Luc Saffre</dc:creator><dc:date>2012-06-13T12:04:12</dc:date><text:p text:style-name="P6"><text:span text:style-name="T1">do text</text:span></text:p><text:p text:style-name="P6"><text:span text:style-name="T1">from table(self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22in" style:type="center"/>
          <style:tab-stop style:position="7.244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4736in" style:rel-column-width="13333*"/>
    </style:style>
    <style:style style:name="Table1.B" style:family="table-column">
      <style:table-column-properties style:column-width="4.4424in" style:rel-column-width="40187*"/>
    </style:style>
    <style:style style:name="Table1.C" style:family="table-column">
      <style:table-column-properties style:column-width="1.3285in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6299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54388760" text:id="ct154388760">
            <text:insertion>
              <office:change-info>
                <dc:creator>Luc Saffre</dc:creator>
                <dc:date>2012-07-20T21:47:00</dc:date>
              </office:change-info>
            </text:insertion>
          </text:changed-region>
          <text:changed-region xml:id="ct157470832" text:id="ct157470832">
            <text:insertion>
              <office:change-info>
                <dc:creator>Luc Saffre</dc:creator>
                <dc:date>2013-04-18T12:05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hange-start text:change-id="ct154388760"/>self<text:change-end text:change-id="ct154388760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121" text:date-value="2013-04-18T12:05:42.99">18.4.13</text:date> <text:time style:data-style-name="N41" text:time-value="2013-04-18T12:05:42.99">12:05:33</text:time><text:line-break/><text:change-start text:change-id="ct157470832"/>settings.SITE.site_version()<text:change-end text:change-id="ct157470832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3-04-18T12:05:43</dc:date>
    <dc:creator>Luc Saffre</dc:creator>
    <meta:editing-duration>PT1H1M29S</meta:editing-duration>
    <meta:editing-cycles>28</meta:editing-cycles>
    <meta:generator>LibreOffice/3.5$Linux_x86 LibreOffice_project/350m1$Build-2</meta:generator>
    <meta:document-statistic meta:table-count="1" meta:image-count="0" meta:object-count="0" meta:page-count="1" meta:paragraph-count="8" meta:word-count="22" meta:character-count="168" meta:non-whitespace-character-count="155"/>
  </office:meta>
</office:document-meta>
</file>